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c025" officeooo:paragraph-rsid="0014c025"/>
    </style:style>
    <style:style style:name="P2" style:family="paragraph" style:parent-style-name="Standard">
      <style:text-properties officeooo:rsid="00185601" officeooo:paragraph-rsid="00185601"/>
    </style:style>
    <style:style style:name="P3" style:family="paragraph" style:parent-style-name="Standard">
      <style:text-properties officeooo:rsid="001ef8e3" officeooo:paragraph-rsid="001ef8e3"/>
    </style:style>
    <style:style style:name="P4" style:family="paragraph" style:parent-style-name="Standard">
      <style:text-properties officeooo:rsid="0024ad7b" officeooo:paragraph-rsid="0024ad7b"/>
    </style:style>
    <style:style style:name="P5" style:family="paragraph" style:parent-style-name="Standard">
      <style:text-properties officeooo:rsid="0024ad7b" officeooo:paragraph-rsid="00279afd"/>
    </style:style>
    <style:style style:name="T1" style:family="text">
      <style:text-properties officeooo:rsid="00168b16"/>
    </style:style>
    <style:style style:name="T2" style:family="text">
      <style:text-properties officeooo:rsid="00185601"/>
    </style:style>
    <style:style style:name="T3" style:family="text">
      <style:text-properties officeooo:rsid="0019dbed"/>
    </style:style>
    <style:style style:name="T4" style:family="text">
      <style:text-properties officeooo:rsid="001a7672"/>
    </style:style>
    <style:style style:name="T5" style:family="text">
      <style:text-properties officeooo:rsid="0020024e"/>
    </style:style>
    <style:style style:name="T6" style:family="text">
      <style:text-properties officeooo:rsid="00237ec4"/>
    </style:style>
    <style:style style:name="T7" style:family="text">
      <style:text-properties officeooo:rsid="002460c7"/>
    </style:style>
    <style:style style:name="T8" style:family="text">
      <style:text-properties officeooo:rsid="0024e4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ernal Retry : Prologue</text:p>
      <text:p text:style-name="P1"/>
      <text:p text:style-name="P1"><text:tab/>Sociologiquement, la meilleur <text:span text:style-name="T1">défense</text:span> n'est pas l'attaque mais l'ignorance. Ma pitié est envers les hypocrites, oui ses idiots naïfs et influençables par n'importe qui ou n'importe quelle source d'autorité. Le pire, et bien c'est que plus de quatre-vingt-dix <text:span text:style-name="T1">pour-cent</text:span> de l'humanité sont des hypocrites... Ils ont une capacité surprenante qu'est leur obéissance à l'instinct. Pour eux par exemple, la force est définie uniquement par les muscles, sauf qu'ils oublient que l'on est plus a la <text:span text:style-name="T1">préhistoire</text:span>, et que donc il est plus facile de battre quelqu'un juste en sachant où viser, et comment frapper. <text:span text:style-name="T2">J’incite</text:span> pas à la violence mais à faire comprendre que le suicide chez les huit – vingt ans devrait être <text:span text:style-name="T1">près-que</text:span> <text:span text:style-name="T1">inexistant</text:span> mais que grâce à ces hypocrites, il est très haut... Pour diverses raison tel que la <text:span text:style-name="T1">discrimination</text:span>, le raquet ou encore le <text:span text:style-name="T1">bizutage.</text:span>.. Du coups, ses hypocrites de compétition m'agacent et ne comprennent pas que je sais très bien abattre de gens sans difficulté, sans résistance et sans armes, heureusement pour eux, il y a des lois et je préfère rester avec ma vie <text:span text:style-name="T1">inhérte</text:span> tel quel que vivre en prison.</text:p>
      <text:p text:style-name="P1"><text:tab/><text:span text:style-name="T1">Après cette petite explication, oui petite, l'ignorance pour quelqu'un d'aussi nerveux et simple que moi est le comble de la difficulté, dans ses cas, on fais appel à de l'assistance. Et cette assistance peut être externe ou interne et avoir des causes nombreuses, par exemple, l'isolement qui empire en schizophrénie, ou le soulagement que vas se traduire par des cigarettes, manger plus et finalement empirer vers une folie, lente, mais sûr. Rare sont se qui s'en sorte indifférent, beaucoup le font croire, mais beaucoup de choses sont ineffaçables... Pour mon cas, j'ai pris une aide interne avec sur-isolement de sécurité volontaire et contrôlé (du moins pour le moment) avec supplément alcool fort, plus spécifiquement le rhum martiniquais, avec sucre de cannes et sans glaçon ou citron, un vrais régale... Chaqu'un ses goût, tout cela est pour en venir à ce pauvre livre, j'ai fait ce grand prologue pour vous expliquer l'origine de l'histoire du livre : mon monde imaginaire, mon aide interne, très complexe, elle est basé sur des fait et création réelles, donc vous étonnez pas de voir des choses que vous avez entendu, lu ou tout simplement connu.</text:span></text:p>
      <text:p text:style-name="P1"><text:tab/><text:span text:style-name="T1">Tout d'abord, je vous invite vivement à lire les informations se trouvant sur les dernières pages du livre, elles sont ultra-précisé, car elle permettent de faire gagner des informations facilement au lecteur sans à avoir a écrire un autre livre prologue à lui tout seul.</text:span></text:p>
      <text:p text:style-name="P1"><text:tab/><text:span text:style-name="T1">Donc vous serais dans un livre rédigé à la première personne, au passé ou au présent, avec la seul vision de mon personnage : Damin Sens-Ripèry Skuarèendzox, qui dans ce « nouveau monde » ou du moins pour lui, se renommera sous le nom de Underen Skuarenzo. Ce monde où vous le verrai évoluer est un monde post-apocalyptique où la guerre civil règne partout, les alliés des alliés son des ennemis, les gens sont près que tous devenu des nocturnes, alias : des personnes vivant la nuit. Les grand continent son devenu très sinueux et l’Europe n'est plus qu'un groupe d'îlots et les Amériques sont des marécages. De nouveaux matériaux ont été découverts... Tout un tas de choses de ce genre que vous allez découvrir de ce roman...</text:span></text:p>
      <text:p text:style-name="P1"/>
      <text:p text:style-name="P2">Chapitre 1</text:p>
      <text:p text:style-name="P2"/>
      <text:p text:style-name="P2"><text:tab/>Je cours le plus vite possible, je peut ni laisser autant de ressources ni me laisser abattre, ces enfoiré ne m'auront pas, je vais finir mon armure et on en reparlera de leurs canon 14 cm, ils sont tellement nuls, ils arriveraient même pas a visé un pétrolier... <text:span text:style-name="T4">Ah… </text:span>Les jeunes un cas particulier d'incapacité... A<text:span text:style-name="T4">h !</text:span> mais je me rappelle maintenant... l<text:span text:style-name="T4">e raccourci</text:span>, je <text:span text:style-name="T4">les sème</text:span>, <text:span text:style-name="T4">e</text:span>t <text:span text:style-name="T4">c'est fini.</text:span> La falaise, la base, enfin a la maison, le reste de l'escouade doit être en repos, sans doute. <text:span text:style-name="T3">Je rentrais donc par les quais, à l'arrache, comme toujours, on change pas la technique qui gagne... Je rentrais dans mon bâtiment, le dix-huit.sept.deux, oui le nom est chiant, enfaîte, c'est le positionnement par rapport au groupe de bâtiment : dix-huitième : groupe de bâtiments, septième colonne et deuxième ligne, on s'y habitue vite, et on en change que très rarement. Yolo tout le monde ça boom ? J'ai de la rsc… une réponse commune et simple : ouais, cool. L'habitude tue tout, l'ennui est tellement présent, les seul trucs sympas, c'est les filles, quand elle sont pas en missions, c'est le problème d'être une unité d'élite, reste toujours a la base sauf pour les grosse batailles… Alors qu'elles, elles </text:span><text:soft-page-break/><text:span text:style-name="T3">sortent souvent en mission, elles s'amusent… Enfin bon bref, c’est quinze heure, je devrais aller au source me réparer, c'est le bordel ses dernier temps, je devrais aussi voir Ho… Sortir en mission est le comble de la rareté, en plus, il paraît que la base sera désaffecté dans pas longtemps… J'irai au Japon, là-bas les troupes sont active et ils ont subis de lourd dégâts, alors je suis sur de trouver une place avec les autres… <text:s/>Ah… la source… Un bien fou… La nuit vas pas tarder, c'est cool… Oui, je vous est pas précisé, mais je fait des sortie de nuit… La base, quand on a besoin de ressources… Enfin bon… Je pense que je les laisserai dormir et que j'irai voir Nohime, c'est mieux ainsi… vingt et une heure, il est temps d'y aller, et cette fois j'oublie pas le canon, même si c'est qu'un 155 mm à tir rapide, mais bon c'est pas grave… Bon, je passe par le large, j'ai des chance de croiser Tsu, Wo ou Re, mais c'est pas important… Un peu plus tard, je passa par un groupe d'îlot ou Ho aime se reposer… C'est l'une des seul Shindekai qui n'a pas peur de moi, j'avoue que si elle aurait peur de sont amant, il faudrait s’inquiéter… une lumière rouge, intéressant, elle sur l'île, aurait-t-elle senti ma venu ? Peu importe, j'ai pas de raison de m'inquiéter. Alors quand je fut entrer dans la forêt, je fis embrassé, par Nohime, sortie de nul part, sans doute caché… Petite… Joueuse… Ma chérie, content de te revoir. La réponse fut près-que instantané : Hmpf, mon chérie, mmh, euh, je… Euh… . Calme-toi lui dis-je c'est bon, c'est rien… Moi aussi… En la prenant dans mes bras, et en l'embrassant, cette petite à beau être bien plus vielle que moi, proportionnellement c'est l'inverse, et ça se sens… Bref la soirée passa tranquillement, je lui préviens des nouvelles de mon proche changement d’affectation, et qu'on risque fortement de rencontrer des problèmes. Car le Japon est en combat contre les Sindekai, même si c'est pas les même clans, elle sera visé et il vaut mieux qu'elle me suive. Je… Euh… Je vais p-p-prévenir ma fami-mi-mi-ille, on se revoit demain ? Hein ? A la fin ouest de l'île où se trouve ta ba-ba-base ? Hein ? Ok ? D-d-d'accord ? Oui lui répondis-je un peu embarrassé, je lui est brisé sans doute un partie de sa vie même il faut faire avec… J'ai vécu sa plus d'une fois et je suis toujours là, il faut que je l'aide à surmonter sa le plus vite… Bon, chérie je te laisse parler avec Mid et Sou, je rentre, soit au rendez-vous tôt, et ne t'inquiète pas si tu vois mon escouade, ils viendront aussi. Et je la ramener à son point fortifié avant de rentrer, j'ai tout mon temps, je dors de manière décalé, sur la fin de soiré début matinée, donc aucun problème à faire des nuits blanche… <text:line-break/></text:span></text:p>
      <text:p text:style-name="P3">Chapitre 2 </text:p>
      <text:p text:style-name="P3"/>
      <text:p text:style-name="P3"><text:tab/>Aujourd'hui on partira tôt, je connais bien Ho, elle arrivera bien avant moi. C'est près-que toujours ainsi. Soudain, l'alarme m’arrêta dans mes préparatifs, j’allai au point de rendez-vous habituel, il y av<text:span text:style-name="T6">a</text:span>it tout le monde, on recevais des médailles, puis on fût licenciés. Une coïncidence tellement prévisible, alors je fini tout ce que j'avais commençai et je parti vers Ho <text:span text:style-name="T6">avec mon escouade </text:span>en premier puis vers le grand nord, ces mers sont sans dangers. Tout est avec nous, Sou est venue avec nous et Mid est passé au sud, <text:span text:style-name="T6">les autres sont aller en Italie ou en Allemagne</text:span>. On avance vite, j'en est profité pour prendre de l'équipement de la base pour moi et <text:s/>Ho, comme sa en irai plus vite, <text:span text:style-name="T7">un</text:span> PRL <text:span text:style-name="T7">H</text:span>yperia Engine est très utile pour ce genre de voyages, en quatre ou cinq heures, on aura atteint l'Anchorage japonaise dans laquelle j'ai postulé. On avança assez vite, on fit une courte pause sur les îles russes, puis on repartie aussi tôt <text:s/>après avoir fini de manger. On voyer l'Anchorage au loin, et Ho s'arrêta, je m'arrêtais aussi tôt et elle me rappela que : Je-e-e suis une Sh-sh-shinde-de-de-kai… Ils sont mes ennemis. Je l<text:span text:style-name="T7">'ai</text:span> pris<text:span text:style-name="T7">e</text:span> dans mes bras, la calma et parti sur un<text:span text:style-name="T7">e</text:span> côte voisine et lui répondu : Ne t'inquiète pas chérie, je règle le problème. <text:span text:style-name="T7">Je</text:span> lui fabriqua et donna un genre de costume pour la cacher puis j’expliquerais la situation à l'amiral, il acceptera de l'avoir dans ses rangs avec Sou et Mid plutôt qu dans le rang ennemis, surtout quelles sont assez puissantes. <text:span text:style-name="T5">Il est neuf heure, on est à l'Hiroppo Anchorge, base navale japonaise la plus récente. Elle a de bonnes infrastructures. Et ils fourniront un bon équipement à Nohime, elle le mérite, en plus elle se fera des amis ici comparé à l'ancien base… On passa un bonne après midi sur les quais a rigoler, nous sommes embrassé puis jouer avec les navires présent ici… Comparer à la France ou du moins : L'Union De Paris Et Des Frances ( L'UPF), le japon à des lois interdisant les hommes japonais d'aller se battre, ils sont trop rares avec les guerres. Je comprend cet loi, alors pour une question de </text:span><text:soft-page-break/><text:span text:style-name="T5">politesse, j'appelle mes nouvelles camarades féminines : les navires… Un réunion fût annoncé dans quelques minutes, on voyait Mid venir, Sou l'a rejointe. Et ils nous rejoignirent, on alla donc dans ce grand gymnase qui leur servais de salle de réunion sans doute. Ils firent un point au niveau des flottes et des escouades, la base effectue une réorganisation depuis une semaine, alors ils ont commencé par les six divisions de Navire de guerre, puis les trente-deux divisions de destroyers, ils ont ensuite appeler les divisons de croiseur lourd, j'en étais un mais bon, ils ont ensuite énuméré les flottes d'escorte avec les croiseurs légers et des navires particuliers, ensuite, après une heure de récitation de composition de flotte, ils annonçairent les équipes spéciales. J'était dans une, la division forteresse avec moi, Nohime, Souni, Midrinto, et trois inconnues : Fungi et Aloïme Taka, puis Natori Shinomo ainsi que Grey Nidgahn un vielle ami d'enfance. On été dans l'aile ouest, première étage, chambre vingt-sept et vingt-huit. Dans la chambre vingt-sept il y a moi, Ho, Grey et Fungi, dans l'autre il y a Sou, Mid, Aloïme et Natori, on avait pas l'autorisation de changer les personnes de chambre, je sais pas trop pourquoi mais c'est pas important, je suis avec Ho et Grey donc on s'en contre fou… On a pris nos baguages après la fin du discourt car c'était des questions que les gens avait, nous on en avait pas, seule, Sou était intéressé et elle nous a rejoint quelques minutes après. On à décidé de choisir qui dormait où et qui faisait quoi parce que faut pas déconner, <text:s/>on est huit et il faut s'organiser et gérer, il paraît d'après Ho qu'il y a un attaque dans deux jours il faut se défendre, moi je vais faire l'équipement et les armures, Grey peut faire la récolte de ressources, Sou et Mid espion, Ho en assistance de tout le monde, les 3 autres proposeront un rôle.</text:span></text:p>
      <text:p text:style-name="P4">Bon on fait ça ? Ok, ce soir repos, demain on choisi le flag et on s’entraîne, ok ?</text:p>
      <text:p text:style-name="P4"/>
      <text:p text:style-name="P4">Chapitre 3</text:p>
      <text:p text:style-name="P4"/>
      <text:p text:style-name="P5"><text:tab/><text:span text:style-name="T8">Le lendemain matin vers sept heure, on a pris des cibles d’entraînement, on à combattu avec différentes stratégie, différents flagship, et c'est moi qui est était choisi à la majorité, six voix contre deux, c'est dans la poche, alors tout le monde fit une chose utile : les sœur Taka ont exploré le site et on « cartographier » <text:s/>les lieux important, moi j'ai construit des bases d'armes et des structure d’exo-squelette, grey a ramené de la ressource, Natori a fait tout le reste, Ho, Sou et Mid on fait un peu de tout mais principalement, Ho m'a aidé, Sou à dessiner les plans des Taka et Mid à assisté Grey. Bon c'est quel heure ? <text:s/>Dix-huit, pourquoi tu demande chérie ? Rien, Rien… On a plein de choses a faie ce soir, faudrait que dès que Mid et Grey sont rentrer, on mange, sinon on vas manquer de temps, dit à Sou, et à Natori de préparer les affaires de bain et de descendre « chez Asuzachio », on vas les rejoindre. Quelques minutes passèrent et on était tous réuni au resto « chez Asuzachio », il y avait de nombreux plat, on a choisi les simples, traditionnelle comme les bentô ou des plats en sauce qui sont très bon, en désert : glace, il fait très chaud ici, même aussi tard… Après, on est aller au bain, filles et garçon séparé bien sûr, ou pas, c'était un peu « open-bar » donc Ho est resté avec moi alors que Grey est allé voir les filles, mais on il a vite était dégagé, les Taka était pas très habitué à ce genre de choses, c'est commun en UPF c'est pour ça que ça me choc plus, j'en rigole même… C'est triste quand même, 12 ans dans la mauvaise base et t'a plus de goût à rien, au moins j'ai Ho, elle au moins change un peu de l'habitude. Elle change jamais, mais ce qui est commun prend plus de vie avec elle, vive l'amour, mais vive pas trop de choses surtout… On comprend très vite ce genre de choses lorsqu'on y est confronté. Le Bain fût assez calme, on parlé avec Ho et Grey, les filles se sont amusé et on à bien récupérer. J'ai passé une belle journée dans l'ensemble, au-delà du fait que j'aime toujours aussi peu ce maudit soleil de malheur. Mais bon on fait avec. Errm, Ermm, Nohime, tu veut que je vienne ? Elle hocha de la tête l'air de dire que peu importe, alors je la suivis en dehors de la source,on s'est ré-habiller <text:s/>et on est sorti, on marcha le long des quais et des plages… Tu sait ? J'ai pas envie abattre mes semblable, même s'ils sont <text:s/>ennemis… C'est un trop pour moi, désolé de te le dire que mainten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4:57:37.827000000</meta:creation-date>
    <dc:date>2015-10-12T18:15:22.967000000</dc:date>
    <meta:editing-duration>PT11H35M29S</meta:editing-duration>
    <meta:editing-cycles>16</meta:editing-cycles>
    <meta:generator>LibreOffice/4.3.7.2$Windows_x86 LibreOffice_project/8a35821d8636a03b8bf4e15b48f59794652c68ba</meta:generator>
    <meta:document-statistic meta:table-count="0" meta:image-count="0" meta:object-count="0" meta:page-count="3" meta:paragraph-count="12" meta:word-count="2452" meta:character-count="13778" meta:non-whitespace-character-count="11319"/>
  </office:meta>
</office:document-meta>
</file>